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Домашнее задание</text:h>
      <text:p text:style-name="P1">Добавить к развернутому приложению БД.</text:p>
      <text:p text:style-name="P1">Сделать простейший RESTful CRUD по созданию, удалению, просмотру и обновлению пользователей. <text:line-break/>Пример API - https://app.swaggerhub.com/apis/otus55/users/1.0.0 <text:line-break/><text:line-break/>Добавить базу данных с persistent volume для приложения.<text:line-break/>Docker-Image базы данных должен использоваться из официального докер-репозитория. <text:line-break/>Под с БД должен запускаться StatefulSet-ом с количеством реплик - 1.<text:line-break/>Конфигурация приложения должна хранится в Configmaps. <text:line-break/>Доступы к БД должны храниться в Secrets.<text:line-break/>Первоначальные миграции должны быть оформлены в качестве Pod-ы (или Job-ы). <text:line-break/>Ingress-ы должны также вести на url arch.homework/otusapp/* (как и в прошлом занятии)<text:line-break/><text:line-break/>На выходе должны быть предоставлена <text:line-break/>1) ссылка на директорию в github, где находится директория с манифестами кубернетеса<text:line-break/>2) команда kubectl apply -f, которая запускает в правильном порядке манифесты кубернетеса. <text:line-break/>3) Postman коллекция, в которой будут представлены примеры запросов к сервису на создание, получение, изменение и удаление пользователя. Запросы из коллекции должны работать сразу после применения манифестов, без каких-то дополнительных подготовительных действий.<text:line-break/><text:line-break/>Задание со звездочкой (необязательное, но дает дополнительные баллы):<text:line-break/>+3 балла за шаблонизацию приложения в helm 3 чартах<text:line-break/>+2 балла за использование официального helm чарта для БД и подключение его в чарт приложения в качестве зависимости. </text:p>
      <text:p text:style-name="P1">Рекомендуем сдать до: 20.04.2020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17:38:31.445774608</meta:creation-date>
    <dc:date>2020-04-18T17:38:48.896751814</dc:date>
    <meta:editing-duration>PT18S</meta:editing-duration>
    <meta:editing-cycles>1</meta:editing-cycles>
    <meta:document-statistic meta:table-count="0" meta:image-count="0" meta:object-count="0" meta:page-count="1" meta:paragraph-count="4" meta:word-count="184" meta:character-count="1434" meta:non-whitespace-character-count="1242"/>
    <meta:generator>LibreOffice/6.0.7.3$Linux_X86_64 LibreOffice_project/00m0$Build-3</meta:generator>
  </office:meta>
</office:document-meta>
</file>